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rsid="001cf03b" officeooo:paragraph-rsid="001cf03b" style:font-size-asian="14pt" style:language-asian="zh" style:country-asian="CN" style:font-size-complex="14pt" style:language-complex="ar" style:country-complex="none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1fa4d6" style:font-size-asian="14pt" style:language-asian="zh" style:country-asian="CN" style:font-name-complex="Times New Roman1" style:font-size-complex="14pt" style:language-complex="ar" style:country-complex="none"/>
    </style:style>
    <style:style style:name="P6" style:family="paragraph" style:parent-style-name="Title">
      <style:paragraph-properties fo:text-align="center" style:justify-single-word="false"/>
      <style:text-properties style:font-name="Times New Roman"/>
    </style:style>
    <style:style style:name="P7" style:family="paragraph" style:parent-style-name="Subtitle">
      <style:paragraph-properties fo:text-align="center" style:justify-single-word="false"/>
      <style:text-properties style:font-name="Times New Roman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officeooo:rsid="001466d4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9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normal" officeooo:rsid="001466d4" officeooo:paragraph-rsid="00065112" style:font-size-asian="14pt" style:language-asian="zh" style:country-asian="CN" style:font-weight-asian="normal" style:font-name-complex="Times New Roman1" style:font-size-complex="14pt" style:language-complex="ar" style:country-complex="none" style:font-weight-complex="normal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normal" officeooo:rsid="002516f8" officeooo:paragraph-rsid="002516f8" style:font-size-asian="14pt" style:language-asian="zh" style:country-asian="CN" style:font-weight-asian="normal" style:font-name-complex="Times New Roman1" style:font-size-complex="14pt" style:language-complex="ar" style:country-complex="none" style:font-weight-complex="normal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style:font-name-complex="Times New Roman1"/>
    </style:style>
    <style:style style:name="T3" style:family="text">
      <style:text-properties style:text-position="0% 100%" officeooo:rsid="001466d4" style:font-name-complex="Times New Roman1"/>
    </style:style>
    <style:style style:name="T4" style:family="text">
      <style:text-properties style:text-position="0% 100%" officeooo:rsid="00188cde" style:font-name-complex="Times New Roman1"/>
    </style:style>
    <style:style style:name="T5" style:family="text">
      <style:text-properties style:text-position="0% 100%" fo:font-weight="normal" style:font-weight-asian="normal" style:font-name-complex="Times New Roman1" style:font-weight-complex="normal"/>
    </style:style>
    <style:style style:name="T6" style:family="text">
      <style:text-properties style:text-position="0% 100%" fo:font-weight="normal" officeooo:rsid="0024494c" style:font-weight-asian="normal" style:font-name-complex="Times New Roman1" style:font-weight-complex="normal"/>
    </style:style>
    <style:style style:name="T7" style:family="text">
      <style:text-properties officeooo:rsid="001cf03b"/>
    </style:style>
    <style:style style:name="T8" style:family="text">
      <style:text-properties fo:font-weight="normal" officeooo:rsid="001eaedb" style:font-weight-asian="normal" style:font-weight-complex="normal"/>
    </style:style>
    <style:style style:name="T9" style:family="text">
      <style:text-properties fo:font-weight="normal" officeooo:rsid="001fa4d6" style:font-weight-asian="normal" style:font-weight-complex="normal"/>
    </style:style>
    <style:style style:name="T10" style:family="text">
      <style:text-properties officeooo:rsid="002449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16f8" style:font-weight-asian="bold" style:font-weight-complex="bold"/>
    </style:style>
    <style:style style:name="T13" style:family="text">
      <style:text-properties officeooo:rsid="002516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віт</text:p>
      <text:p text:style-name="P7">Лабораторна робота №<text:span text:style-name="T10">10</text:span></text:p>
      <text:p text:style-name="P1"><text:span text:style-name="T1">Тема</text:span><text:span text:style-name="T2">: </text:span><text:span text:style-name="T4">Функції</text:span><text:span text:style-name="T3">.</text:span></text:p>
      <text:p text:style-name="P2"><text:span text:style-name="T1">Розробник</text:span><text:span text:style-name="T2">: студент Клименко Станіслава Олександрівна, група 120-а.</text:span></text:p>
      <text:p text:style-name="P2"><text:span text:style-name="T1">Перевірив</text:span><text:span text:style-name="T2">: асистент Челак Віктор Володимирович.</text:span></text:p>
      <text:p text:style-name="P3"><text:span text:style-name="T1">Загальне завдання: </text:span><text:span text:style-name="T5">розробка </text:span><text:span text:style-name="T6">Markdoc</text:span><text:span text:style-name="T5"> для програм 7 лабораторної.</text:span></text:p>
      <text:p text:style-name="P8"><text:span text:style-name="T11">Опис програми</text:span><text:span text:style-name="T12">:</text:span></text:p>
      <text:p text:style-name="P10">У папці де я створюю свої лабораторні работи я створила папку з назвою lab10 у якій створила ще одну папку з назвою doc. У паці doc створила папку asses та lab10.md. У папці asses у нас знаходяться .png картинки посилання на які у нас є у нашому Markdoc-і.</text:p>
      <text:p text:style-name="P9"><text:span text:style-name="T13"><text:s/>Посилання на маркдок: </text:span>https://github.com/Satsuki884/Programing_Satsuki/blob/master/lab10/doc/lab10.md</text:p>
      <text:p text:style-name="P4">Висновок:</text:p>
      <text:p text:style-name="P5">Для виконання лабораторної роботи ми навчились створювати та реалізовувати <text:span text:style-name="T10">Markdoc</text:span><text:span text:style-name="T8"> </text:span><text:span text:style-name="T9">для</text:span> функці<text:span text:style-name="T7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20M57S</meta:editing-duration>
    <meta:editing-cycles>21</meta:editing-cycles>
    <meta:generator>LibreOffice/6.0.7.3$Linux_X86_64 LibreOffice_project/00m0$Build-3</meta:generator>
    <dc:date>2020-11-24T15:33:14.924132340</dc:date>
    <meta:document-statistic meta:table-count="0" meta:image-count="0" meta:object-count="0" meta:page-count="1" meta:paragraph-count="11" meta:word-count="93" meta:character-count="692" meta:non-whitespace-character-count="609"/>
  </office:meta>
</office:document-meta>
</file>